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C049E067F70319EEC1.png" manifest:media-type="image/png"/>
  <manifest:file-entry manifest:full-path="Pictures/1000020100000500000003C06A1EC470DC3601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2.749cm" draw:z-index="0"><draw:image xlink:href="Pictures/1000020100000500000003C06A1EC470DC3601D8.png" xlink:type="simple" xlink:show="embed" xlink:actuate="onLoad" loext:mime-type="image/x-vclgraphic"/></draw:frame></text:p>
      <text:p text:style-name="Standard"/>
      <text:p text:style-name="Standard"><draw:frame draw:style-name="fr1" draw:name="Изображение2" text:anchor-type="paragraph" svg:width="17cm" svg:height="12.749cm" draw:z-index="1"><draw:image xlink:href="Pictures/1000020100000500000003C049E067F70319EEC1.png" xlink:type="simple" xlink:show="embed" xlink:actuate="onLoad" loext:mime-type="image/x-vclgraphic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1:34:44.308545597</meta:creation-date>
    <dc:date>2020-12-16T01:36:07.280523285</dc:date>
    <meta:editing-duration>PT1M24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